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d0f1" officeooo:paragraph-rsid="0004d0f1"/>
    </style:style>
    <style:style style:name="P2" style:family="paragraph" style:parent-style-name="Standard">
      <style:text-properties officeooo:rsid="000686d9" officeooo:paragraph-rsid="000686d9"/>
    </style:style>
    <style:style style:name="P3" style:family="paragraph" style:parent-style-name="Standard">
      <style:text-properties officeooo:rsid="000686d9" officeooo:paragraph-rsid="000686d9"/>
    </style:style>
    <style:style style:name="T1" style:family="text">
      <style:text-properties officeooo:rsid="00089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expressões em código de computador </text:p>
      <text:p text:style-name="P1"/>
      <text:p text:style-name="P2">expressões</text:p>
      <text:p text:style-name="P2">-<text:span text:style-name="T1">é o nome dados a instruções em que é possível realizar operações aritméticas </text:span></text:p>
      <text:p text:style-name="P2">-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2T07:45:46.726000000</dc:date>
    <meta:editing-duration>PT6M42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" meta:word-count="21" meta:character-count="127" meta:non-whitespace-character-count="108"/>
  </office:meta>
</office:document-meta>
</file>